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5" style:family="table-cell" style:parent-style-name="Default" style:data-style-name="N122">
      <style:table-cell-properties fo:background-color="#dddddd" fo:border="0.06pt solid #000000"/>
    </style:style>
    <style:style style:name="ce6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9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0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 style:data-style-name="N123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5.574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ce13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3" office:value-type="date" office:date-value="2014-08-02" calcext:value-type="date">
            <text:p>02.08</text:p>
          </table:table-cell>
          <table:table-cell table:style-name="ce6" office:value-type="float" office:value="15135" calcext:value-type="float">
            <text:p>15135</text:p>
          </table:table-cell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3" office:value-type="date" office:date-value="2014-08-05" calcext:value-type="date">
            <text:p>05.08</text:p>
          </table:table-cell>
          <table:table-cell table:style-name="ce7" office:value-type="float" office:value="15591" calcext:value-type="float">
            <text:p>15591</text:p>
          </table:table-cell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3" office:value-type="date" office:date-value="2014-08-06" calcext:value-type="date">
            <text:p>06.08</text:p>
          </table:table-cell>
          <table:table-cell table:style-name="ce7" office:value-type="float" office:value="15796" calcext:value-type="float">
            <text:p>15796</text:p>
          </table:table-cell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4" office:value-type="date" office:date-value="2014-08-09" calcext:value-type="date">
            <text:p>09.08</text:p>
          </table:table-cell>
          <table:table-cell table:style-name="ce8" office:value-type="float" office:value="15934" calcext:value-type="float">
            <text:p>15934</text:p>
          </table:table-cell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4" office:value-type="date" office:date-value="2014-08-10" calcext:value-type="date">
            <text:p>10.08</text:p>
          </table:table-cell>
          <table:table-cell table:style-name="ce8" office:value-type="float" office:value="16331" calcext:value-type="float">
            <text:p>16331</text:p>
          </table:table-cell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4" office:value-type="date" office:date-value="2014-08-11" calcext:value-type="date">
            <text:p>11.08</text:p>
          </table:table-cell>
          <table:table-cell table:style-name="ce9" table:formula="of:=[.D5]+([.D5]-[.D4])/2" office:value-type="float" office:value="16529.5" calcext:value-type="float">
            <text:p>16530</text:p>
          </table:table-cell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4" office:value-type="date" office:date-value="2014-08-12" calcext:value-type="date">
            <text:p>12.08</text:p>
          </table:table-cell>
          <table:table-cell table:style-name="ce9" table:formula="of:=[.D6]+([.D6]-[.D5])/2" office:value-type="float" office:value="16628.75" calcext:value-type="float">
            <text:p>16629</text:p>
          </table:table-cell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4" office:value-type="date" office:date-value="2014-08-13" calcext:value-type="date">
            <text:p>13.08</text:p>
          </table:table-cell>
          <table:table-cell table:style-name="ce9" table:formula="of:=[.D7]+([.D7]-[.D6])/2" office:value-type="float" office:value="16678.375" calcext:value-type="float">
            <text:p>16678</text:p>
          </table:table-cell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4" office:value-type="date" office:date-value="2014-08-14" calcext:value-type="date">
            <text:p>14.08</text:p>
          </table:table-cell>
          <table:table-cell table:style-name="ce9" office:value-type="float" office:value="16579" calcext:value-type="float">
            <text:p>16579</text:p>
          </table:table-cell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4" office:value-type="date" office:date-value="2014-08-15" calcext:value-type="date">
            <text:p>15.08</text:p>
          </table:table-cell>
          <table:table-cell table:style-name="ce9" office:value-type="float" office:value="17031" calcext:value-type="float">
            <text:p>17031</text:p>
          </table:table-cell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4" office:value-type="date" office:date-value="2014-08-16" calcext:value-type="date">
            <text:p>16.08</text:p>
          </table:table-cell>
          <table:table-cell table:style-name="ce9" table:formula="of:=[.D10]+([.D10]-[.D9])/2" office:value-type="float" office:value="17257" calcext:value-type="float">
            <text:p>17257</text:p>
          </table:table-cell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4" office:value-type="date" office:date-value="2014-08-17" calcext:value-type="date">
            <text:p>17.08</text:p>
          </table:table-cell>
          <table:table-cell table:style-name="ce9" table:formula="of:=[.D11]+([.D11]-[.D10])/2" office:value-type="float" office:value="17370" calcext:value-type="float">
            <text:p>17370</text:p>
          </table:table-cell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4" office:value-type="date" office:date-value="2014-08-18" calcext:value-type="date">
            <text:p>18.08</text:p>
          </table:table-cell>
          <table:table-cell table:style-name="ce9" office:value-type="float" office:value="17640" calcext:value-type="float">
            <text:p>17640</text:p>
          </table:table-cell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4" office:value-type="date" office:date-value="2014-08-19" calcext:value-type="date">
            <text:p>19.08</text:p>
          </table:table-cell>
          <table:table-cell table:style-name="ce9" office:value-type="float" office:value="17931" calcext:value-type="float">
            <text:p>17931</text:p>
          </table:table-cell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4" office:value-type="date" office:date-value="2014-08-20" calcext:value-type="date">
            <text:p>20.08</text:p>
          </table:table-cell>
          <table:table-cell table:style-name="ce9" table:formula="of:=[.D14]+([.D14]-[.D13])/2" office:value-type="float" office:value="18076.5" calcext:value-type="float">
            <text:p>18077</text:p>
          </table:table-cell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4" office:value-type="date" office:date-value="2014-08-21" calcext:value-type="date">
            <text:p>21.08</text:p>
          </table:table-cell>
          <table:table-cell table:style-name="ce9" office:value-type="float" office:value="18335" calcext:value-type="float">
            <text:p>18335</text:p>
          </table:table-cell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4" office:value-type="date" office:date-value="2014-08-22" calcext:value-type="date">
            <text:p>22.08</text:p>
          </table:table-cell>
          <table:table-cell table:style-name="ce9" office:value-type="float" office:value="18725" calcext:value-type="float">
            <text:p>18725</text:p>
          </table:table-cell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4" office:value-type="date" office:date-value="2014-08-23" calcext:value-type="date">
            <text:p>23.08</text:p>
          </table:table-cell>
          <table:table-cell table:style-name="ce9" office:value-type="float" office:value="19808" calcext:value-type="float">
            <text:p>19808</text:p>
          </table:table-cell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4" office:value-type="date" office:date-value="2014-08-24" calcext:value-type="date">
            <text:p>24.08</text:p>
          </table:table-cell>
          <table:table-cell table:style-name="ce10" office:value-type="float" office:value="20232" calcext:value-type="float">
            <text:p>20232</text:p>
          </table:table-cell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4" office:value-type="date" office:date-value="2014-08-25" calcext:value-type="date">
            <text:p>25.08</text:p>
          </table:table-cell>
          <table:table-cell table:style-name="ce11" table:formula="of:=[.D19]+([.D19]-[.$D$9])/(ROWS([.$D$9:.D19]))" office:value-type="float" office:value="20564.0909090909" calcext:value-type="float">
            <text:p>20564</text:p>
          </table:table-cell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4" office:value-type="date" office:date-value="2014-08-26" calcext:value-type="date">
            <text:p>26.08</text:p>
          </table:table-cell>
          <table:table-cell table:style-name="ce11" table:formula="of:=[.D20]+([.D20]-[.$D$9])/ROWS([.$D$9:.D20])" office:value-type="float" office:value="20896.1818181818" calcext:value-type="float">
            <text:p>20896</text:p>
          </table:table-cell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/>
          <table:table-cell table:style-name="ce4" office:value-type="date" office:date-value="2014-08-27" calcext:value-type="date">
            <text:p>27.08</text:p>
          </table:table-cell>
          <table:table-cell table:style-name="ce11" table:formula="of:=[.D21]+([.D21]-[.$D$9])/ROWS([.$D$9:.D21])" office:value-type="float" office:value="21228.2727272727" calcext:value-type="float">
            <text:p>21228</text:p>
          </table:table-cell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/>
          <table:table-cell table:style-name="ce4" office:value-type="date" office:date-value="2014-08-28" calcext:value-type="date">
            <text:p>28.08</text:p>
          </table:table-cell>
          <table:table-cell table:style-name="ce11" table:formula="of:=[.D22]+([.D22]-[.$D$9])/ROWS([.$D$9:.D22])" office:value-type="float" office:value="21560.3636363636" calcext:value-type="float">
            <text:p>21560</text:p>
          </table:table-cell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/>
          <table:table-cell table:style-name="ce4" office:value-type="date" office:date-value="2014-08-29" calcext:value-type="date">
            <text:p>29.08</text:p>
          </table:table-cell>
          <table:table-cell table:style-name="ce11" table:formula="of:=[.D23]+([.D23]-[.$D$9])/ROWS([.$D$9:.D23])" office:value-type="float" office:value="21892.4545454545" calcext:value-type="float">
            <text:p>21892</text:p>
          </table:table-cell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4" office:value-type="date" office:date-value="2014-08-30" calcext:value-type="date">
            <text:p>30.08</text:p>
          </table:table-cell>
          <table:table-cell table:style-name="ce11" table:formula="of:=[.D24]+([.D24]-[.$D$9])/ROWS([.$D$9:.D24])" office:value-type="float" office:value="22224.5454545454" calcext:value-type="float">
            <text:p>22225</text:p>
          </table:table-cell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4" office:value-type="date" office:date-value="2014-08-31" calcext:value-type="date">
            <text:p>31.08</text:p>
          </table:table-cell>
          <table:table-cell table:style-name="ce10" table:formula="of:=[.D25]+([.D25]-[.$D$9])/ROWS([.$D$9:.D25])" office:value-type="float" office:value="22556.6363636364" calcext:value-type="float">
            <text:p>22557</text:p>
          </table:table-cell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4" office:value-type="date" office:date-value="2014-09-01" calcext:value-type="date">
            <text:p>01.09</text:p>
          </table:table-cell>
          <table:table-cell table:style-name="ce11" table:formula="of:=[.D26]+([.D26]-[.$D$9])/ROWS([.$D$9:.D26])" office:value-type="float" office:value="22888.7272727273" calcext:value-type="float">
            <text:p>22889</text:p>
          </table:table-cell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4" office:value-type="date" office:date-value="2014-09-02" calcext:value-type="date">
            <text:p>02.09</text:p>
          </table:table-cell>
          <table:table-cell table:style-name="ce11" table:formula="of:=[.D27]+([.D27]-[.$D$9])/ROWS([.$D$9:.D27])" office:value-type="float" office:value="23220.8181818182" calcext:value-type="float">
            <text:p>23221</text:p>
          </table:table-cell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4" office:value-type="date" office:date-value="2014-09-03" calcext:value-type="date">
            <text:p>03.09</text:p>
          </table:table-cell>
          <table:table-cell table:style-name="ce11" table:formula="of:=[.D28]+([.D28]-[.$D$9])/ROWS([.$D$9:.D28])" office:value-type="float" office:value="23552.9090909091" calcext:value-type="float">
            <text:p>23553</text:p>
          </table:table-cell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4" office:value-type="date" office:date-value="2014-09-04" calcext:value-type="date">
            <text:p>04.09</text:p>
          </table:table-cell>
          <table:table-cell table:style-name="ce11" table:formula="of:=[.D29]+([.D29]-[.$D$9])/ROWS([.$D$9:.D29])" office:value-type="float" office:value="23885" calcext:value-type="float">
            <text:p>23885</text:p>
          </table:table-cell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4" office:value-type="date" office:date-value="2014-09-05" calcext:value-type="date">
            <text:p>05.09</text:p>
          </table:table-cell>
          <table:table-cell table:style-name="ce11" table:formula="of:=[.D30]+([.D30]-[.$D$9])/ROWS([.$D$9:.D30])" office:value-type="float" office:value="24217.0909090909" calcext:value-type="float">
            <text:p>24217</text:p>
          </table:table-cell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4" office:value-type="date" office:date-value="2014-09-06" calcext:value-type="date">
            <text:p>06.09</text:p>
          </table:table-cell>
          <table:table-cell table:style-name="ce11" table:formula="of:=[.D31]+([.D31]-[.$D$9])/ROWS([.$D$9:.D31])" office:value-type="float" office:value="24549.1818181818" calcext:value-type="float">
            <text:p>24549</text:p>
          </table:table-cell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4" office:value-type="date" office:date-value="2014-09-07" calcext:value-type="date">
            <text:p>07.09</text:p>
          </table:table-cell>
          <table:table-cell table:style-name="ce10" table:formula="of:=[.D32]+([.D32]-[.$D$9])/ROWS([.$D$9:.D32])" office:value-type="float" office:value="24881.2727272727" calcext:value-type="float">
            <text:p>24881</text:p>
          </table:table-cell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4" office:value-type="date" office:date-value="2014-09-08" calcext:value-type="date">
            <text:p>08.09</text:p>
          </table:table-cell>
          <table:table-cell table:style-name="ce11" table:formula="of:=[.D33]+([.D33]-[.$D$9])/ROWS([.$D$9:.D33])" office:value-type="float" office:value="25213.3636363636" calcext:value-type="float">
            <text:p>25213</text:p>
          </table:table-cell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4" office:value-type="date" office:date-value="2014-09-09" calcext:value-type="date">
            <text:p>09.09</text:p>
          </table:table-cell>
          <table:table-cell table:style-name="ce11" table:formula="of:=[.D34]+([.D34]-[.$D$9])/ROWS([.$D$9:.D34])" office:value-type="float" office:value="25545.4545454545" calcext:value-type="float">
            <text:p>25545</text:p>
          </table:table-cell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4" office:value-type="date" office:date-value="2014-09-10" calcext:value-type="date">
            <text:p>10.09</text:p>
          </table:table-cell>
          <table:table-cell table:style-name="ce11" table:formula="of:=[.D35]+([.D35]-[.$D$9])/ROWS([.$D$9:.D35])" office:value-type="float" office:value="25877.5454545454" calcext:value-type="float">
            <text:p>25878</text:p>
          </table:table-cell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4" office:value-type="date" office:date-value="2014-09-11" calcext:value-type="date">
            <text:p>11.09</text:p>
          </table:table-cell>
          <table:table-cell table:style-name="ce11" table:formula="of:=[.D36]+([.D36]-[.$D$9])/ROWS([.$D$9:.D36])" office:value-type="float" office:value="26209.6363636363" calcext:value-type="float">
            <text:p>26210</text:p>
          </table:table-cell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4" office:value-type="date" office:date-value="2014-09-12" calcext:value-type="date">
            <text:p>12.09</text:p>
          </table:table-cell>
          <table:table-cell table:style-name="ce11" table:formula="of:=[.D37]+([.D37]-[.$D$9])/ROWS([.$D$9:.D37])" office:value-type="float" office:value="26541.7272727273" calcext:value-type="float">
            <text:p>26542</text:p>
          </table:table-cell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4" office:value-type="date" office:date-value="2014-09-13" calcext:value-type="date">
            <text:p>13.09</text:p>
          </table:table-cell>
          <table:table-cell table:style-name="ce11" table:formula="of:=[.D38]+([.D38]-[.$D$9])/ROWS([.$D$9:.D38])" office:value-type="float" office:value="26873.8181818182" calcext:value-type="float">
            <text:p>26874</text:p>
          </table:table-cell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4" office:value-type="date" office:date-value="2014-09-14" calcext:value-type="date">
            <text:p>14.09</text:p>
          </table:table-cell>
          <table:table-cell table:style-name="ce10" table:formula="of:=[.D39]+([.D39]-[.$D$9])/ROWS([.$D$9:.D39])" office:value-type="float" office:value="27205.9090909091" calcext:value-type="float">
            <text:p>27206</text:p>
          </table:table-cell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4" office:value-type="date" office:date-value="2014-09-15" calcext:value-type="date">
            <text:p>15.09</text:p>
          </table:table-cell>
          <table:table-cell table:style-name="ce11" table:formula="of:=[.D40]+([.D40]-[.$D$9])/ROWS([.$D$9:.D40])" office:value-type="float" office:value="27538" calcext:value-type="float">
            <text:p>27538</text:p>
          </table:table-cell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4" office:value-type="date" office:date-value="2014-09-16" calcext:value-type="date">
            <text:p>16.09</text:p>
          </table:table-cell>
          <table:table-cell table:style-name="ce11" table:formula="of:=[.D41]+([.D41]-[.$D$9])/ROWS([.$D$9:.D41])" office:value-type="float" office:value="27870.0909090909" calcext:value-type="float">
            <text:p>27870</text:p>
          </table:table-cell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4" office:value-type="date" office:date-value="2014-09-17" calcext:value-type="date">
            <text:p>17.09</text:p>
          </table:table-cell>
          <table:table-cell table:style-name="ce11" table:formula="of:=[.D42]+([.D42]-[.$D$9])/ROWS([.$D$9:.D42])" office:value-type="float" office:value="28202.1818181818" calcext:value-type="float">
            <text:p>28202</text:p>
          </table:table-cell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4" office:value-type="date" office:date-value="2014-09-18" calcext:value-type="date">
            <text:p>18.09</text:p>
          </table:table-cell>
          <table:table-cell table:style-name="ce11" table:formula="of:=[.D43]+([.D43]-[.$D$9])/ROWS([.$D$9:.D43])" office:value-type="float" office:value="28534.2727272727" calcext:value-type="float">
            <text:p>28534</text:p>
          </table:table-cell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4" office:value-type="date" office:date-value="2014-09-19" calcext:value-type="date">
            <text:p>19.09</text:p>
          </table:table-cell>
          <table:table-cell table:style-name="ce11" table:formula="of:=[.D44]+([.D44]-[.$D$9])/ROWS([.$D$9:.D44])" office:value-type="float" office:value="28866.3636363636" calcext:value-type="float">
            <text:p>28866</text:p>
          </table:table-cell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4" office:value-type="date" office:date-value="2014-09-20" calcext:value-type="date">
            <text:p>20.09</text:p>
          </table:table-cell>
          <table:table-cell table:style-name="ce11" table:formula="of:=[.D45]+([.D45]-[.$D$9])/ROWS([.$D$9:.D45])" office:value-type="float" office:value="29198.4545454545" calcext:value-type="float">
            <text:p>29198</text:p>
          </table:table-cell>
        </table:table-row>
        <table:table-row table:style-name="ro1">
          <table:table-cell office:value-type="date" office:date-value="2014-09-21" calcext:value-type="date">
            <text:p>21.09</text:p>
          </table:table-cell>
          <table:table-cell/>
          <table:table-cell table:style-name="ce4" office:value-type="date" office:date-value="2014-09-21" calcext:value-type="date">
            <text:p>21.09</text:p>
          </table:table-cell>
          <table:table-cell table:style-name="ce10" table:formula="of:=[.D46]+([.D46]-[.$D$9])/ROWS([.$D$9:.D46])" office:value-type="float" office:value="29530.5454545454" calcext:value-type="float">
            <text:p>29531</text:p>
          </table:table-cell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4" office:value-type="date" office:date-value="2014-09-22" calcext:value-type="date">
            <text:p>22.09</text:p>
          </table:table-cell>
          <table:table-cell table:style-name="ce11" table:formula="of:=[.D47]+([.D47]-[.$D$9])/ROWS([.$D$9:.D47])" office:value-type="float" office:value="29862.6363636363" calcext:value-type="float">
            <text:p>29863</text:p>
          </table:table-cell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4" office:value-type="date" office:date-value="2014-09-23" calcext:value-type="date">
            <text:p>23.09</text:p>
          </table:table-cell>
          <table:table-cell table:style-name="ce11" table:formula="of:=[.D48]+([.D48]-[.$D$9])/ROWS([.$D$9:.D48])" office:value-type="float" office:value="30194.7272727272" calcext:value-type="float">
            <text:p>30195</text:p>
          </table:table-cell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4" office:value-type="date" office:date-value="2014-09-24" calcext:value-type="date">
            <text:p>24.09</text:p>
          </table:table-cell>
          <table:table-cell table:style-name="ce11" table:formula="of:=[.D49]+([.D49]-[.$D$9])/ROWS([.$D$9:.D49])" office:value-type="float" office:value="30526.8181818181" calcext:value-type="float">
            <text:p>30527</text:p>
          </table:table-cell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4" office:value-type="date" office:date-value="2014-09-25" calcext:value-type="date">
            <text:p>25.09</text:p>
          </table:table-cell>
          <table:table-cell table:style-name="ce11" table:formula="of:=[.D50]+([.D50]-[.$D$9])/ROWS([.$D$9:.D50])" office:value-type="float" office:value="30858.9090909091" calcext:value-type="float">
            <text:p>30859</text:p>
          </table:table-cell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4" office:value-type="date" office:date-value="2014-09-26" calcext:value-type="date">
            <text:p>26.09</text:p>
          </table:table-cell>
          <table:table-cell table:style-name="ce11" table:formula="of:=[.D51]+([.D51]-[.$D$9])/ROWS([.$D$9:.D51])" office:value-type="float" office:value="31191" calcext:value-type="float">
            <text:p>31191</text:p>
          </table:table-cell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4" office:value-type="date" office:date-value="2014-09-27" calcext:value-type="date">
            <text:p>27.09</text:p>
          </table:table-cell>
          <table:table-cell table:style-name="ce11" table:formula="of:=[.D52]+([.D52]-[.$D$9])/ROWS([.$D$9:.D52])" office:value-type="float" office:value="31523.0909090909" calcext:value-type="float">
            <text:p>31523</text:p>
          </table:table-cell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4" office:value-type="date" office:date-value="2014-09-28" calcext:value-type="date">
            <text:p>28.09</text:p>
          </table:table-cell>
          <table:table-cell table:style-name="ce10" table:formula="of:=[.D53]+([.D53]-[.$D$9])/ROWS([.$D$9:.D53])" office:value-type="float" office:value="31855.1818181818" calcext:value-type="float">
            <text:p>31855</text:p>
          </table:table-cell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4" office:value-type="date" office:date-value="2014-09-29" calcext:value-type="date">
            <text:p>29.09</text:p>
          </table:table-cell>
          <table:table-cell table:style-name="ce11" table:formula="of:=[.D54]+([.D54]-[.$D$9])/ROWS([.$D$9:.D54])" office:value-type="float" office:value="32187.2727272727" calcext:value-type="float">
            <text:p>32187</text:p>
          </table:table-cell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4" office:value-type="date" office:date-value="2014-09-30" calcext:value-type="date">
            <text:p>30.09</text:p>
          </table:table-cell>
          <table:table-cell table:style-name="ce11" table:formula="of:=[.D55]+([.D55]-[.$D$9])/ROWS([.$D$9:.D55])" office:value-type="float" office:value="32519.3636363636" calcext:value-type="float">
            <text:p>32519</text:p>
          </table:table-cell>
        </table:table-row>
        <table:table-row table:style-name="ro1">
          <table:table-cell table:number-columns-repeated="2"/>
          <table:table-cell table:style-name="ce4" office:value-type="date" office:date-value="2014-10-01" calcext:value-type="date">
            <text:p>01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2" calcext:value-type="date">
            <text:p>02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3" calcext:value-type="date">
            <text:p>03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4" calcext:value-type="date">
            <text:p>04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5" calcext:value-type="date">
            <text:p>05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6" calcext:value-type="date">
            <text:p>06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7" calcext:value-type="date">
            <text:p>07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8" calcext:value-type="date">
            <text:p>08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09" calcext:value-type="date">
            <text:p>09.1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4" office:value-type="date" office:date-value="2014-10-10" calcext:value-type="date">
            <text:p>10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1" calcext:value-type="date">
            <text:p>11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2" calcext:value-type="date">
            <text:p>12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3" calcext:value-type="date">
            <text:p>13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4" calcext:value-type="date">
            <text:p>14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5" calcext:value-type="date">
            <text:p>15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6" calcext:value-type="date">
            <text:p>16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7" calcext:value-type="date">
            <text:p>17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8" calcext:value-type="date">
            <text:p>18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19" calcext:value-type="date">
            <text:p>19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0" calcext:value-type="date">
            <text:p>20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1" calcext:value-type="date">
            <text:p>21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2" calcext:value-type="date">
            <text:p>22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3" calcext:value-type="date">
            <text:p>23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4" calcext:value-type="date">
            <text:p>24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5" calcext:value-type="date">
            <text:p>25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6" calcext:value-type="date">
            <text:p>26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7" calcext:value-type="date">
            <text:p>27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8" calcext:value-type="date">
            <text:p>28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29" calcext:value-type="date">
            <text:p>29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30" calcext:value-type="date">
            <text:p>30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0-31" calcext:value-type="date">
            <text:p>31.1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1" calcext:value-type="date">
            <text:p>01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2" calcext:value-type="date">
            <text:p>02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3" calcext:value-type="date">
            <text:p>03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4" calcext:value-type="date">
            <text:p>04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5" calcext:value-type="date">
            <text:p>05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6" calcext:value-type="date">
            <text:p>06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7" calcext:value-type="date">
            <text:p>07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8" calcext:value-type="date">
            <text:p>08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09" calcext:value-type="date">
            <text:p>09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0" calcext:value-type="date">
            <text:p>10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1" calcext:value-type="date">
            <text:p>11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2" calcext:value-type="date">
            <text:p>12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3" calcext:value-type="date">
            <text:p>13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4" calcext:value-type="date">
            <text:p>14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5" calcext:value-type="date">
            <text:p>15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6" calcext:value-type="date">
            <text:p>16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7" calcext:value-type="date">
            <text:p>17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8" calcext:value-type="date">
            <text:p>18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19" calcext:value-type="date">
            <text:p>19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0" calcext:value-type="date">
            <text:p>20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1" calcext:value-type="date">
            <text:p>21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2" calcext:value-type="date">
            <text:p>22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3" calcext:value-type="date">
            <text:p>23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4" calcext:value-type="date">
            <text:p>24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5" calcext:value-type="date">
            <text:p>25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6" calcext:value-type="date">
            <text:p>26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7" calcext:value-type="date">
            <text:p>27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8" calcext:value-type="date">
            <text:p>28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29" calcext:value-type="date">
            <text:p>29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1-30" calcext:value-type="date">
            <text:p>30.1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1" calcext:value-type="date">
            <text:p>01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2" calcext:value-type="date">
            <text:p>02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3" calcext:value-type="date">
            <text:p>03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4" calcext:value-type="date">
            <text:p>04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5" calcext:value-type="date">
            <text:p>05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6" calcext:value-type="date">
            <text:p>06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7" calcext:value-type="date">
            <text:p>07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8" calcext:value-type="date">
            <text:p>08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09" calcext:value-type="date">
            <text:p>09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0" calcext:value-type="date">
            <text:p>10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1" calcext:value-type="date">
            <text:p>11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2" calcext:value-type="date">
            <text:p>12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3" calcext:value-type="date">
            <text:p>13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4" calcext:value-type="date">
            <text:p>14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5" calcext:value-type="date">
            <text:p>15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6" calcext:value-type="date">
            <text:p>16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7" calcext:value-type="date">
            <text:p>17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8" calcext:value-type="date">
            <text:p>18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19" calcext:value-type="date">
            <text:p>19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0" calcext:value-type="date">
            <text:p>20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1" calcext:value-type="date">
            <text:p>21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2" calcext:value-type="date">
            <text:p>22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3" calcext:value-type="date">
            <text:p>23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4" calcext:value-type="date">
            <text:p>24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5" calcext:value-type="date">
            <text:p>25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6" calcext:value-type="date">
            <text:p>26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7" calcext:value-type="date">
            <text:p>27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8" calcext:value-type="date">
            <text:p>28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29" calcext:value-type="date">
            <text:p>29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30" calcext:value-type="date">
            <text:p>30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4-12-31" calcext:value-type="date">
            <text:p>31.1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1" calcext:value-type="date">
            <text:p>01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2" calcext:value-type="date">
            <text:p>02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3" calcext:value-type="date">
            <text:p>03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4" calcext:value-type="date">
            <text:p>04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5" calcext:value-type="date">
            <text:p>05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6" calcext:value-type="date">
            <text:p>06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7" calcext:value-type="date">
            <text:p>07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8" calcext:value-type="date">
            <text:p>08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09" calcext:value-type="date">
            <text:p>09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0" calcext:value-type="date">
            <text:p>10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1" calcext:value-type="date">
            <text:p>11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2" calcext:value-type="date">
            <text:p>12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3" calcext:value-type="date">
            <text:p>13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4" calcext:value-type="date">
            <text:p>14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5" calcext:value-type="date">
            <text:p>15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6" calcext:value-type="date">
            <text:p>16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7" calcext:value-type="date">
            <text:p>17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8" calcext:value-type="date">
            <text:p>18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19" calcext:value-type="date">
            <text:p>19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0" calcext:value-type="date">
            <text:p>20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1" calcext:value-type="date">
            <text:p>21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2" calcext:value-type="date">
            <text:p>22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3" calcext:value-type="date">
            <text:p>23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4" calcext:value-type="date">
            <text:p>24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5" calcext:value-type="date">
            <text:p>25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6" calcext:value-type="date">
            <text:p>26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7" calcext:value-type="date">
            <text:p>27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8" calcext:value-type="date">
            <text:p>28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29" calcext:value-type="date">
            <text:p>29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30" calcext:value-type="date">
            <text:p>30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1-31" calcext:value-type="date">
            <text:p>31.01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1" calcext:value-type="date">
            <text:p>01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2" calcext:value-type="date">
            <text:p>02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3" calcext:value-type="date">
            <text:p>03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4" calcext:value-type="date">
            <text:p>04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5" calcext:value-type="date">
            <text:p>05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6" calcext:value-type="date">
            <text:p>06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7" calcext:value-type="date">
            <text:p>07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8" calcext:value-type="date">
            <text:p>08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09" calcext:value-type="date">
            <text:p>09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0" calcext:value-type="date">
            <text:p>10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1" calcext:value-type="date">
            <text:p>11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2" calcext:value-type="date">
            <text:p>12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3" calcext:value-type="date">
            <text:p>13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4" calcext:value-type="date">
            <text:p>14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5" calcext:value-type="date">
            <text:p>15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6" calcext:value-type="date">
            <text:p>16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7" calcext:value-type="date">
            <text:p>17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8" calcext:value-type="date">
            <text:p>18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19" calcext:value-type="date">
            <text:p>19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0" calcext:value-type="date">
            <text:p>20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1" calcext:value-type="date">
            <text:p>21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2" calcext:value-type="date">
            <text:p>22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3" calcext:value-type="date">
            <text:p>23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4" calcext:value-type="date">
            <text:p>24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5" calcext:value-type="date">
            <text:p>25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6" calcext:value-type="date">
            <text:p>26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7" calcext:value-type="date">
            <text:p>27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2-28" calcext:value-type="date">
            <text:p>28.0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1" calcext:value-type="date">
            <text:p>01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2" calcext:value-type="date">
            <text:p>02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3" calcext:value-type="date">
            <text:p>03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4" calcext:value-type="date">
            <text:p>04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5" calcext:value-type="date">
            <text:p>05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6" calcext:value-type="date">
            <text:p>06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7" calcext:value-type="date">
            <text:p>07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8" calcext:value-type="date">
            <text:p>08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09" calcext:value-type="date">
            <text:p>09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0" calcext:value-type="date">
            <text:p>10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1" calcext:value-type="date">
            <text:p>11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2" calcext:value-type="date">
            <text:p>12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3" calcext:value-type="date">
            <text:p>13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4" calcext:value-type="date">
            <text:p>14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5" calcext:value-type="date">
            <text:p>15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6" calcext:value-type="date">
            <text:p>16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7" calcext:value-type="date">
            <text:p>17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8" calcext:value-type="date">
            <text:p>18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19" calcext:value-type="date">
            <text:p>19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0" calcext:value-type="date">
            <text:p>20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1" calcext:value-type="date">
            <text:p>21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2" calcext:value-type="date">
            <text:p>22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3" calcext:value-type="date">
            <text:p>23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4" calcext:value-type="date">
            <text:p>24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5" calcext:value-type="date">
            <text:p>25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6" calcext:value-type="date">
            <text:p>26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7" calcext:value-type="date">
            <text:p>27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8" calcext:value-type="date">
            <text:p>28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29" calcext:value-type="date">
            <text:p>29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30" calcext:value-type="date">
            <text:p>30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3-31" calcext:value-type="date">
            <text:p>31.03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1" calcext:value-type="date">
            <text:p>01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3" calcext:value-type="date">
            <text:p>03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5" calcext:value-type="date">
            <text:p>05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8" calcext:value-type="date">
            <text:p>08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0" calcext:value-type="date">
            <text:p>10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2" calcext:value-type="date">
            <text:p>12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3" calcext:value-type="date">
            <text:p>13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4" calcext:value-type="date">
            <text:p>14.04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date" office:date-value="2015-04-15" calcext:value-type="date">
            <text:p>15.04</text:p>
          </table:table-cell>
          <table:table-cell/>
        </table:table-row>
        <table:table-row table:style-name="ro1" table:number-rows-repeated="10483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03:04:51.8931298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27T03:24:46.823140400</dc:date>
    <meta:editing-duration>PT51M35S</meta:editing-duration>
    <meta:editing-cycles>16</meta:editing-cycles>
    <meta:generator>LibreOffice/4.2.5.2$Linux_X86_64 LibreOffice_project/420m0$Build-2</meta:generator>
    <meta:document-statistic meta:table-count="1" meta:cell-count="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4.159cm" xlink:href=".." xlink:type="simple" chart:class="chart:line" chart:style-name="ch1">
        <chart:title svg:x="24.726cm" svg:y="0.419cm" chart:style-name="ch2">
          <text:p>Statystyka</text:p>
        </chart:title>
        <chart:subtitle svg:x="23.959cm" svg:y="1.481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73cm" svg:width="48.185cm" svg:height="10.021cm">
          <chartooo:coordinate-region svg:x="2.661cm" svg:y="2.929cm" svg:width="47.008cm" svg:height="9.202cm"/>
          <chart:axis chart:dimension="x" chart:name="primary-x" chart:style-name="ch5" chartooo:axis-type="auto">
            <chartooo:date-scale/>
            <chart:title svg:x="25.05cm" svg:y="13.034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556.6363636363">
                <text:p>22556.636363636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2">
                <text:p>22888.7272727272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1">
                <text:p>23220.8181818181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">
                <text:p>23552.909090909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4.9999999999">
                <text:p>23884.9999999999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8">
                <text:p>24217.0909090908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7">
                <text:p>24549.1818181817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6">
                <text:p>24881.2727272726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5">
                <text:p>25213.3636363635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4">
                <text:p>25545.4545454544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2">
                <text:p>26541.7272727272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1">
                <text:p>26873.8181818181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">
                <text:p>27205.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